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10.294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r. No</text:p>
          </table:table-cell>
          <table:table-cell table:style-name="ce1" office:value-type="string" calcext:value-type="string">
            <text:p>Entity Name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Methods</text:p>
          </table:table-cell>
          <table:table-cell table:style-name="ce1" office:value-type="string" calcext:value-type="string">
            <text:p>Operations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mployee</text:p>
          </table:table-cell>
          <table:table-cell office:value-type="string" calcext:value-type="string">
            <text:p>{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<text:s text:c="4"/>"id": 2,</text:p>
          </table:table-cell>
          <table:table-cell table:style-name="ce2" office:value-type="string" calcext:value-type="string">
            <text:p>http://127.0.0.1:8000/tracker/api/employees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ist Employe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"first_name": "Smith",</text:p>
          </table:table-cell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Add employe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"last_name": "Martin",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"/>"employee_id": "A848",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"/>"birth_date": "2016-07-10",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<text:s text:c="4"/>"gender": "M",</text:p>
          </table:table-cell>
          <table:table-cell table:style-name="ce2" office:value-type="string" calcext:value-type="string">
            <text:p>http://127.0.0.1:8000/tracker/api/employees/1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Retrie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"joined_date": "2018-06-07",</text:p>
          </table:table-cell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Upd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"mobile": "+549849843",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Dele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4"/>"email": "smith@example.com",</text:p>
          </table:table-cell>
          <table:table-cell/>
          <table:table-cell table:style-name="ce4"/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 text:c="4"/>"skype_id": "smith",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"/>"department": "Sales",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"/>"designation": "Sales Executive",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"/>"employment_type": "Full Time",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"/>"current_pay_rate_type": "Monthly",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<text:s text:c="4"/>"current_pay_rate": "1000.00",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"/>"passport_no": "",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"/>"current_visa_status": "",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"/>"status": "Available",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"/>"address": {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6"/>"line1": "MG road",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6"/>"line2": "Thane",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6"/>"city_or_village": "Mumbai",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6"/>"state": "Maharashtra",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6"/>"country": "India",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6"/>"zip_code": 9788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"/>},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4"/>"created_at": "2018-07-19T19:01:19.484987Z"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2"/>},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5">
          <table:table-cell table:number-columns-repeated="2"/>
          <table:table-cell table:style-name="Default"/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1">00/00/0000</text:date>, <text:time style:data-style-name="N2" text:time-value="19:07:35.452010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03:12:20.110537446</meta:creation-date>
    <dc:date>2018-07-21T03:13:33.744634179</dc:date>
    <meta:editing-duration>PT11M21S</meta:editing-duration>
    <meta:editing-cycles>10</meta:editing-cycles>
    <meta:generator>LibreOffice/4.2.8.2$Linux_X86_64 LibreOffice_project/420m0$Build-2</meta:generator>
    <meta:document-statistic meta:table-count="1" meta:cell-count="49" meta:object-count="0"/>
  </office:meta>
</office:document-meta>
</file>